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vertical-align="middle"/>
    </style:style>
    <style:style style:name="gr2" style:family="graphic" style:parent-style-name="standard">
      <style:graphic-properties svg:stroke-color="#000000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23cm" fo:min-width="0.362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23cm" fo:min-width="0.5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506cm"/>
    </style:style>
    <style:style style:name="gr7" style:family="graphic" style:parent-style-name="standard">
      <style:graphic-properties draw:stroke="none" svg:stroke-color="#000000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cfe7f5" draw:textarea-horizontal-align="left" draw:auto-grow-height="true" draw:auto-grow-width="true" fo:min-height="0.323cm" fo:min-width="0.506cm"/>
    </style:style>
    <style:style style:name="gr9" style:family="graphic" style:parent-style-name="objectwithoutfill">
      <style:graphic-properties draw:stroke="dash" draw:stroke-dash="Ultrafine_20_Dashed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3pt" style:font-size-asian="13pt" style:font-size-complex="13pt"/>
    </style:style>
    <style:style style:name="P3" style:family="paragraph">
      <style:text-properties fo:font-family="'Times New Roman'" style:font-family-generic="roman" style:font-pitch="variable" fo:font-size="8pt" style:font-size-asian="10pt" style:font-size-complex="10pt"/>
    </style:style>
    <style:style style:name="P4" style:family="paragraph">
      <style:text-properties fo:font-family="'Times New Roman'" style:font-family-generic="roman" style:font-pitch="variable" fo:font-size="8pt" style:font-size-asian="8pt" style:font-size-complex="8pt"/>
    </style:style>
    <style:style style:name="P5" style:family="paragraph">
      <style:text-properties fo:font-family="'Times New Roman'" style:font-family-generic="roman" style:font-pitch="variable" fo:font-size="13pt" style:font-size-asian="13pt" style:font-size-complex="13pt"/>
    </style:style>
    <style:style style:name="T1" style:family="text">
      <style:text-properties fo:font-family="'Times New Roman'" style:font-family-generic="roman" style:font-pitch="variable" fo:font-size="13pt" style:font-size-asian="13pt" style:font-size-complex="13pt"/>
    </style:style>
    <style:style style:name="T2" style:family="text">
      <style:text-properties fo:font-family="'Times New Roman'" style:font-family-generic="roman" style:font-pitch="variable" fo:font-size="8pt" style:font-size-asian="10pt" style:font-size-complex="10pt"/>
    </style:style>
    <style:style style:name="T3" style:family="text">
      <style:text-properties fo:font-family="'Times New Roman'" style:font-family-generic="roman" style:font-pitch="variable" fo:font-size="8pt" style:font-size-asian="8pt" style:font-size-complex="8pt"/>
    </style:style>
    <style:style style:name="T4" style:family="text">
      <style:text-properties fo:font-family="'Times New Roman'" style:font-family-generic="roman" style:font-pitch="variable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1" draw:id="id1" draw:layer="layout" svg:width="1.524cm" svg:height="1.143cm" svg:x="4.786cm" svg:y="4.224cm">
          <text:p text:style-name="P1"><text:span text:style-name="T1">sunny</text:span></text:p>
        </draw:ellipse>
        <draw:ellipse draw:style-name="gr1" draw:text-style-name="P2" xml:id="id6" draw:id="id6" draw:layer="layout" svg:width="1.524cm" svg:height="1.143cm" svg:x="7.886cm" svg:y="4.225cm">
          <text:p text:style-name="P1"><text:span text:style-name="T1">cloudy</text:span></text:p>
        </draw:ellipse>
        <draw:ellipse draw:style-name="gr1" draw:text-style-name="P2" xml:id="id7" draw:id="id7" draw:layer="layout" svg:width="1.524cm" svg:height="1.143cm" svg:x="10.986cm" svg:y="4.224cm">
          <text:p text:style-name="P1"><text:span text:style-name="T1">rainy</text:span></text:p>
        </draw:ellipse>
        <draw:ellipse draw:style-name="gr2" draw:text-style-name="P2" xml:id="id2" draw:id="id2" draw:layer="layout" svg:width="1.524cm" svg:height="1.143cm" svg:x="3.286cm" svg:y="8.225cm">
          <text:p text:style-name="P1"><text:span text:style-name="T1">dry</text:span></text:p>
        </draw:ellipse>
        <draw:ellipse draw:style-name="gr2" draw:text-style-name="P2" xml:id="id3" draw:id="id3" draw:layer="layout" svg:width="1.524cm" svg:height="1.143cm" svg:x="6.334cm" svg:y="8.226cm">
          <text:p text:style-name="P1"><text:span text:style-name="T1">dryish</text:span></text:p>
        </draw:ellipse>
        <draw:ellipse draw:style-name="gr2" draw:text-style-name="P2" xml:id="id4" draw:id="id4" draw:layer="layout" svg:width="1.524cm" svg:height="1.143cm" svg:x="9.382cm" svg:y="8.227cm">
          <text:p text:style-name="P1"><text:span text:style-name="T1">damp</text:span></text:p>
        </draw:ellipse>
        <draw:ellipse draw:style-name="gr2" draw:text-style-name="P2" xml:id="id5" draw:id="id5" draw:layer="layout" svg:width="1.524cm" svg:height="1.143cm" svg:x="12.43cm" svg:y="8.228cm">
          <text:p text:style-name="P1"><text:span text:style-name="T1">soggy</text:span></text:p>
        </draw:ellipse>
        <draw:connector draw:style-name="gr3" draw:text-style-name="P1" draw:layer="layout" draw:type="line" svg:x1="5.548cm" svg:y1="5.367cm" svg:x2="4.048cm" svg:y2="8.225cm" draw:start-shape="id1" draw:start-glue-point="2" draw:end-shape="id2" draw:end-glue-point="0" svg:d="M5548 5367l-1500 2858">
          <text:p/>
        </draw:connector>
        <draw:connector draw:style-name="gr3" draw:text-style-name="P1" draw:layer="layout" draw:type="line" svg:x1="5.548cm" svg:y1="5.367cm" svg:x2="7.096cm" svg:y2="8.226cm" draw:start-shape="id1" draw:start-glue-point="2" draw:end-shape="id3" draw:end-glue-point="0" svg:d="M5548 5367l1548 2859">
          <text:p/>
        </draw:connector>
        <draw:connector draw:style-name="gr3" draw:text-style-name="P1" draw:layer="layout" draw:type="line" svg:x1="5.548cm" svg:y1="5.367cm" svg:x2="10.144cm" svg:y2="8.227cm" draw:start-shape="id1" draw:start-glue-point="2" draw:end-shape="id4" draw:end-glue-point="0" svg:d="M5548 5367l4596 2860">
          <text:p/>
        </draw:connector>
        <draw:connector draw:style-name="gr3" draw:text-style-name="P1" draw:layer="layout" draw:type="line" svg:x1="5.548cm" svg:y1="5.367cm" svg:x2="13.192cm" svg:y2="8.228cm" draw:start-shape="id1" draw:start-glue-point="2" draw:end-shape="id5" draw:end-glue-point="0" svg:d="M5548 5367l7644 2861">
          <text:p/>
        </draw:connector>
        <draw:connector draw:style-name="gr3" draw:text-style-name="P1" draw:layer="layout" draw:type="line" svg:x1="8.648cm" svg:y1="5.368cm" svg:x2="4.048cm" svg:y2="8.225cm" draw:start-shape="id6" draw:start-glue-point="2" draw:end-shape="id2" draw:end-glue-point="0" svg:d="M8648 5368l-4600 2857">
          <text:p/>
        </draw:connector>
        <draw:connector draw:style-name="gr3" draw:text-style-name="P1" draw:layer="layout" draw:type="line" svg:x1="8.648cm" svg:y1="5.368cm" svg:x2="7.096cm" svg:y2="8.226cm" draw:start-shape="id6" draw:start-glue-point="2" draw:end-shape="id3" draw:end-glue-point="0" svg:d="M8648 5368l-1552 2858">
          <text:p/>
        </draw:connector>
        <draw:connector draw:style-name="gr3" draw:text-style-name="P1" draw:layer="layout" draw:type="line" svg:x1="8.648cm" svg:y1="5.368cm" svg:x2="10.144cm" svg:y2="8.227cm" draw:start-shape="id6" draw:start-glue-point="2" draw:end-shape="id4" draw:end-glue-point="0" svg:d="M8648 5368l1496 2859">
          <text:p/>
        </draw:connector>
        <draw:connector draw:style-name="gr3" draw:text-style-name="P1" draw:layer="layout" draw:type="line" svg:x1="8.648cm" svg:y1="5.368cm" svg:x2="13.192cm" svg:y2="8.228cm" draw:start-shape="id6" draw:start-glue-point="2" draw:end-shape="id5" draw:end-glue-point="0" svg:d="M8648 5368l4544 2860">
          <text:p/>
        </draw:connector>
        <draw:connector draw:style-name="gr3" draw:text-style-name="P1" draw:layer="layout" draw:type="line" svg:x1="11.748cm" svg:y1="5.367cm" svg:x2="4.048cm" svg:y2="8.225cm" draw:start-shape="id7" draw:start-glue-point="2" draw:end-shape="id2" draw:end-glue-point="0" svg:d="M11748 5367l-7700 2858">
          <text:p/>
        </draw:connector>
        <draw:connector draw:style-name="gr3" draw:text-style-name="P1" draw:layer="layout" draw:type="line" svg:x1="11.748cm" svg:y1="5.367cm" svg:x2="7.096cm" svg:y2="8.226cm" draw:start-shape="id7" draw:start-glue-point="2" draw:end-shape="id3" draw:end-glue-point="0" svg:d="M11748 5367l-4652 2859">
          <text:p/>
        </draw:connector>
        <draw:connector draw:style-name="gr3" draw:text-style-name="P1" draw:layer="layout" draw:type="line" svg:x1="11.748cm" svg:y1="5.367cm" svg:x2="10.144cm" svg:y2="8.227cm" draw:start-shape="id7" draw:start-glue-point="2" draw:end-shape="id4" draw:end-glue-point="0" svg:d="M11748 5367l-1604 2860">
          <text:p/>
        </draw:connector>
        <draw:connector draw:style-name="gr3" draw:text-style-name="P1" draw:layer="layout" draw:type="line" svg:x1="11.748cm" svg:y1="5.367cm" svg:x2="13.192cm" svg:y2="8.228cm" draw:start-shape="id7" draw:start-glue-point="2" draw:end-shape="id5" draw:end-glue-point="0" svg:d="M11748 5367l1444 2861">
          <text:p/>
        </draw:connector>
        <draw:line draw:style-name="gr3" draw:text-style-name="P1" draw:layer="layout" svg:x1="6.207cm" svg:y1="4.478cm" svg:x2="7.985cm" svg:y2="4.478cm">
          <text:p/>
        </draw:line>
        <draw:line draw:style-name="gr3" draw:text-style-name="P1" draw:layer="layout" svg:x1="7.985cm" svg:y1="5.113cm" svg:x2="6.207cm" svg:y2="5.113cm">
          <text:p/>
        </draw:line>
        <draw:line draw:style-name="gr3" draw:text-style-name="P1" draw:layer="layout" svg:x1="9.307cm" svg:y1="4.478cm" svg:x2="11.085cm" svg:y2="4.478cm">
          <text:p/>
        </draw:line>
        <draw:line draw:style-name="gr3" draw:text-style-name="P1" draw:layer="layout" svg:x1="11.086cm" svg:y1="5.113cm" svg:x2="9.308cm" svg:y2="5.113cm">
          <text:p/>
        </draw:line>
        <draw:frame draw:style-name="gr4" draw:text-style-name="P3" draw:layer="layout" svg:width="0.862cm" svg:height="0.573cm" svg:x="4.471cm" svg:y="6.175cm">
          <draw:text-box>
            <text:p><text:span text:style-name="T2">0.6</text:span></text:p>
          </draw:text-box>
        </draw:frame>
        <draw:frame draw:style-name="gr4" draw:text-style-name="P3" draw:layer="layout" svg:width="0.862cm" svg:height="0.573cm" svg:x="5.572cm" svg:y="5.976cm">
          <draw:text-box>
            <text:p><text:span text:style-name="T2">0.2</text:span></text:p>
          </draw:text-box>
        </draw:frame>
        <draw:frame draw:style-name="gr5" draw:text-style-name="P4" draw:layer="layout" svg:width="1.006cm" svg:height="0.573cm" svg:x="8.573cm" svg:y="7.677cm">
          <draw:text-box>
            <text:p><text:span text:style-name="T3">0.15</text:span></text:p>
          </draw:text-box>
        </draw:frame>
        <draw:frame draw:style-name="gr5" draw:text-style-name="P4" draw:layer="layout" svg:width="1.006cm" svg:height="0.573cm" svg:x="10.873cm" svg:y="7.478cm">
          <draw:text-box>
            <text:p><text:span text:style-name="T3">0.05</text:span></text:p>
          </draw:text-box>
        </draw:frame>
        <draw:frame draw:style-name="gr5" draw:text-style-name="P3" draw:layer="layout" svg:width="1.006cm" svg:height="0.573cm" svg:x="7.186cm" svg:y="5.394cm">
          <draw:text-box>
            <text:p><text:span text:style-name="T2">0.25</text:span></text:p>
          </draw:text-box>
        </draw:frame>
        <draw:frame draw:style-name="gr5" draw:text-style-name="P3" draw:layer="layout" svg:width="1.006cm" svg:height="0.573cm" svg:x="6.942cm" svg:y="7.178cm">
          <draw:text-box>
            <text:p><text:span text:style-name="T2">0.25</text:span></text:p>
          </draw:text-box>
        </draw:frame>
        <draw:frame draw:style-name="gr5" draw:text-style-name="P3" draw:layer="layout" svg:width="1.006cm" svg:height="0.573cm" svg:x="9.173cm" svg:y="7.179cm">
          <draw:text-box>
            <text:p><text:span text:style-name="T2">0.25</text:span></text:p>
          </draw:text-box>
        </draw:frame>
        <draw:frame draw:style-name="gr5" draw:text-style-name="P3" draw:layer="layout" svg:width="1.006cm" svg:height="0.573cm" svg:x="9.001cm" svg:y="5.419cm">
          <draw:text-box>
            <text:p><text:span text:style-name="T2">0.25</text:span></text:p>
          </draw:text-box>
        </draw:frame>
        <draw:frame draw:style-name="gr5" draw:text-style-name="P4" draw:layer="layout" svg:width="1.006cm" svg:height="0.573cm" svg:x="5.373cm" svg:y="7.479cm">
          <draw:text-box>
            <text:p><text:span text:style-name="T3">0.05</text:span></text:p>
          </draw:text-box>
        </draw:frame>
        <draw:frame draw:style-name="gr4" draw:text-style-name="P3" draw:layer="layout" svg:width="0.862cm" svg:height="0.573cm" svg:x="7.686cm" svg:y="7.52cm">
          <draw:text-box>
            <text:p><text:span text:style-name="T2">0.1</text:span></text:p>
          </draw:text-box>
        </draw:frame>
        <draw:frame draw:style-name="gr5" draw:text-style-name="P3" draw:layer="layout" svg:width="1.006cm" svg:height="0.573cm" svg:x="10.786cm" svg:y="6.02cm">
          <draw:text-box>
            <text:p><text:span text:style-name="T2">0.35</text:span></text:p>
          </draw:text-box>
        </draw:frame>
        <draw:frame draw:style-name="gr4" draw:text-style-name="P3" draw:layer="layout" svg:width="0.862cm" svg:height="0.573cm" svg:x="11.886cm" svg:y="6.221cm">
          <draw:text-box>
            <text:p><text:span text:style-name="T2">0.5</text:span></text:p>
          </draw:text-box>
        </draw:frame>
        <draw:frame draw:style-name="gr6" draw:text-style-name="P3" draw:layer="layout" svg:width="1.006cm" svg:height="0.573cm" svg:x="6.486cm" svg:y="4.02cm">
          <draw:text-box>
            <text:p><text:span text:style-name="T2">0.25</text:span></text:p>
          </draw:text-box>
        </draw:frame>
        <draw:connector draw:style-name="gr3" draw:text-style-name="P1" draw:layer="layout" draw:type="curve" draw:line-skew="-0.306cm" svg:x1="5.548cm" svg:y1="4.224cm" svg:x2="11.748cm" svg:y2="4.224cm" draw:start-shape="id1" draw:start-glue-point="0" draw:end-shape="id7" svg:d="M5548 4224c0-1210 6200-1210 6200 0">
          <text:p/>
        </draw:connector>
        <draw:frame draw:style-name="gr5" draw:text-style-name="P3" draw:layer="layout" svg:width="1.006cm" svg:height="0.573cm" svg:x="8.186cm" svg:y="2.921cm">
          <draw:text-box>
            <text:p><text:span text:style-name="T2">0.25</text:span></text:p>
          </draw:text-box>
        </draw:frame>
        <draw:circle draw:style-name="gr7" draw:text-style-name="P1" xml:id="id9" draw:id="id9" draw:layer="layout" svg:width="0.127cm" svg:height="0.127cm" svg:x="4.988cm" svg:y="4.327cm">
          <text:p/>
        </draw:circle>
        <draw:circle draw:style-name="gr7" draw:text-style-name="P1" xml:id="id8" draw:id="id8" draw:layer="layout" svg:width="0.127cm" svg:height="0.127cm" svg:x="12.176cm" svg:y="4.328cm">
          <text:p/>
        </draw:circle>
        <draw:connector draw:style-name="gr3" draw:text-style-name="P1" draw:layer="layout" draw:type="curve" draw:line-skew="0.178cm -0.871cm" svg:x1="12.303cm" svg:y1="4.391cm" svg:x2="5.051cm" svg:y2="4.327cm" draw:start-shape="id8" draw:start-glue-point="1" draw:end-shape="id9" draw:end-glue-point="0" svg:d="M12303 4391c1017 0 848-718-1219-1248s-6033-872-6033 1184">
          <text:p/>
        </draw:connector>
        <draw:circle draw:style-name="gr7" draw:text-style-name="P1" xml:id="id10" draw:id="id10" draw:layer="layout" svg:width="0.127cm" svg:height="0.127cm" svg:x="4.988cm" svg:y="5.128cm">
          <text:p/>
        </draw:circle>
        <draw:circle draw:style-name="gr7" draw:text-style-name="P1" xml:id="id11" draw:id="id11" draw:layer="layout" svg:width="0.127cm" svg:height="0.127cm" svg:x="12.245cm" svg:y="5.064cm">
          <text:p/>
        </draw:circle>
        <draw:connector draw:style-name="gr3" draw:text-style-name="P1" draw:layer="layout" draw:type="curve" draw:line-skew="-0.382cm -0.371cm" svg:x1="4.988cm" svg:y1="4.39cm" svg:x2="5.051cm" svg:y2="5.255cm" draw:start-shape="id9" draw:start-glue-point="3" draw:end-shape="id10" draw:end-glue-point="2" svg:d="M4988 4390c-1323 0-1102 497-756 762s819 296 819 103">
          <text:p/>
        </draw:connector>
        <draw:connector draw:style-name="gr3" draw:text-style-name="P1" draw:layer="layout" draw:type="curve" svg:x1="12.303cm" svg:y1="4.391cm" svg:x2="12.308cm" svg:y2="5.191cm" draw:start-shape="id8" draw:start-glue-point="1" draw:end-shape="id11" draw:end-glue-point="2" svg:d="M12303 4391c853 0 711 650 499 1038s-494 512-494-238">
          <text:p/>
        </draw:connector>
        <draw:circle draw:style-name="gr7" draw:text-style-name="P1" xml:id="id12" draw:id="id12" draw:layer="layout" svg:width="0.127cm" svg:height="0.127cm" svg:x="8.189cm" svg:y="4.302cm">
          <text:p/>
        </draw:circle>
        <draw:circle draw:style-name="gr7" draw:text-style-name="P1" xml:id="id13" draw:id="id13" draw:layer="layout" svg:width="0.127cm" svg:height="0.127cm" svg:x="8.977cm" svg:y="4.303cm">
          <text:p/>
        </draw:circle>
        <draw:connector draw:style-name="gr3" draw:text-style-name="P1" draw:layer="layout" draw:type="curve" svg:x1="8.189cm" svg:y1="4.365cm" svg:x2="9.104cm" svg:y2="4.366cm" draw:start-shape="id12" draw:start-glue-point="3" draw:end-shape="id13" draw:end-glue-point="1" svg:d="M8189 4365c-750 0-500-563 457-563 958 0 1208 564 458 564">
          <text:p/>
        </draw:connector>
        <draw:frame draw:style-name="gr8" draw:text-style-name="P3" draw:layer="layout" svg:width="1.006cm" svg:height="0.573cm" svg:x="3.286cm" svg:y="4.521cm">
          <draw:text-box>
            <text:p><text:span text:style-name="T2">0.5</text:span></text:p>
          </draw:text-box>
        </draw:frame>
        <draw:frame draw:style-name="gr6" draw:text-style-name="P3" draw:layer="layout" svg:width="1.006cm" svg:height="0.573cm" svg:x="6.686cm" svg:y="4.621cm">
          <draw:text-box>
            <text:p><text:span text:style-name="T2">0.3</text:span></text:p>
          </draw:text-box>
        </draw:frame>
        <draw:frame draw:style-name="gr5" draw:text-style-name="P3" draw:layer="layout" svg:width="1.006cm" svg:height="0.573cm" svg:x="8.186cm" svg:y="3.522cm">
          <draw:text-box>
            <text:p><text:span text:style-name="T2">0.4</text:span></text:p>
          </draw:text-box>
        </draw:frame>
        <draw:frame draw:style-name="gr6" draw:text-style-name="P3" draw:layer="layout" svg:width="1.006cm" svg:height="0.573cm" svg:x="9.786cm" svg:y="4.021cm">
          <draw:text-box>
            <text:p><text:span text:style-name="T2">0.3</text:span></text:p>
          </draw:text-box>
        </draw:frame>
        <draw:frame draw:style-name="gr5" draw:text-style-name="P3" draw:layer="layout" svg:width="1.006cm" svg:height="0.573cm" svg:x="6.086cm" svg:y="2.622cm">
          <draw:text-box>
            <text:p><text:span text:style-name="T2">0.25</text:span></text:p>
          </draw:text-box>
        </draw:frame>
        <draw:frame draw:style-name="gr6" draw:text-style-name="P3" draw:layer="layout" svg:width="1.006cm" svg:height="0.573cm" svg:x="9.986cm" svg:y="4.683cm">
          <draw:text-box>
            <text:p><text:span text:style-name="T2">0.25</text:span></text:p>
          </draw:text-box>
        </draw:frame>
        <draw:frame draw:style-name="gr6" draw:text-style-name="P3" draw:layer="layout" svg:width="1.006cm" svg:height="0.573cm" svg:x="12.786cm" svg:y="4.784cm">
          <draw:text-box>
            <text:p><text:span text:style-name="T2">0.5</text:span></text:p>
          </draw:text-box>
        </draw:frame>
        <draw:line draw:style-name="gr9" draw:text-style-name="P1" draw:layer="layout" svg:x1="3.159cm" svg:y1="6.715cm" svg:x2="14.716cm" svg:y2="6.715cm">
          <text:p/>
        </draw:line>
        <draw:frame draw:style-name="gr10" draw:text-style-name="P5" draw:layer="layout" svg:width="2.979cm" svg:height="0.772cm" svg:x="13.046cm" svg:y="5.653cm">
          <draw:text-box>
            <text:p text:style-name="P5"><text:span text:style-name="T4">Hidden states</text:span></text:p>
          </draw:text-box>
        </draw:frame>
        <draw:frame draw:style-name="gr10" draw:text-style-name="P5" draw:layer="layout" svg:width="2.915cm" svg:height="0.772cm" svg:x="13.047cm" svg:y="6.953cm">
          <draw:text-box>
            <text:p text:style-name="P5"><text:span text:style-name="T4">Observa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02-05T21:46:32.10</meta:creation-date>
    <dc:date>2015-02-06T10:03:23.12</dc:date>
    <dc:creator>Loc Nguyen</dc:creator>
    <meta:editing-duration>PT1H38M14S</meta:editing-duration>
    <meta:editing-cycles>30</meta:editing-cycles>
    <meta:generator>OpenOffice/4.1.0$Win32 OpenOffice.org_project/410m18$Build-9764</meta:generator>
    <meta:document-statistic meta:object-count="58"/>
  </office:meta>
</office:document-meta>
</file>